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1080495875626810172"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7058364683869641430"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3260000907402723819"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7739229273088950317"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4325873255438619626"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1835389867613521692"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5672928416352798537"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5299139253862821909"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117106278720551742"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1906797736186650215"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7264129126038519658"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181759564627345927"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1874206652280764696"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183420702981486156" text:style-name="L14">
        <text:list-item>
          <text:p text:style-name="P29">single target damage effect </text:p>
        </text:list-item>
        <text:list-item>
          <text:p text:style-name="P29">aoe damage effect DONE</text:p>
        </text:list-item>
      </text:list>
      <text:p text:style-name="P8">Fix knockdown/standup on defenders DONE</text:p>
      <text:list xml:id="list8021616255006743860"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6417408887460553195"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331197383186044397"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2476874096458580017"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5075770288675387056"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5185974713225058706"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7152085875550614583"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504603748552923807"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7940880713982944171"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5454923956311730394"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9163357615096289581"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8282654781389216153"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6978935561665217545"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7604078212000871837"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4375813317771454834"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1081309552128219448"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1221601033220967800"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481618446221175368"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1383596233909992059"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7884399204064866308"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3329587966650683150"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7495513581270334110"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3646339349111391974"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4667556096841439463"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4580532957657586881"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8371642462572075799"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3248336413185302221"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941925135212710016"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9168067498392965973"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2331753181838145556"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1600865307340908581"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4656587785128005420"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340184316386179461"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6661435379961996682"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4950943662008863734"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8364010563573048285"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765320650638559826"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8203899680917229309"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6667931989504589006"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5231129872894648391" text:style-name="L54">
        <text:list-item>
          <text:p text:style-name="P69"><text:s/>See notes in design notes document</text:p>
        </text:list-item>
      </text:list>
      <text:p text:style-name="P4">Sprint 39: Rework Necromancer enemy (completed 28/10/19)</text:p>
      <text:list xml:id="list6339630483985178179"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7512183777540257159"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8780168918920069716" text:style-name="L57">
        <text:list-item>
          <text:p text:style-name="P72">item card looks ugly: redesign item card view DONE</text:p>
        </text:list-item>
        <text:list-item>
          <text:p text:style-name="P72">use STS card templates, or find a new card template DONE</text:p>
        </text:list-item>
      </text:list>
      <text:p text:style-name="P8"/>
      <text:list xml:id="list8302869482893862540" text:style-name="L58">
        <text:list-item>
          <text:p text:style-name="P73">find better item sprites DONE</text:p>
        </text:list-item>
      </text:list>
      <text:p text:style-name="P4">Sprint 42: Remove spell info box, implement ability info panels (completed 31/10/19)</text:p>
      <text:list xml:id="list6101684268830482836" text:style-name="L59">
        <text:list-item>
          <text:p text:style-name="P74"><text:soft-page-break/>review scripts from sci fi game</text:p>
        </text:list-item>
      </text:list>
      <text:p text:style-name="P4">Sprint 43: Reward Screen updates + UI view updates (completed 31/10/19)</text:p>
      <text:list xml:id="list6553767071550913205"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7280611040851067263"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2707549225045314719"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5053575821300497167"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8360924678197313019"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2427152518183344292"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962935915542446105"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1005580192866249466"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6678260663515391928"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2667062590492848398"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2097265912619314055"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7567594666854310339"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7067919014620593093"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1655319498642192106"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1553687027477956395"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4309770649063068899"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6711333722517337416"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4860279172064586289"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8509031126813537836"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7730646806444654574"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2572333260896162101"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4512860937228975381" text:style-name="L81">
        <text:list-item>
          <text:p text:style-name="P96">text logic also edits ability info panel text fields (just for the starting defender abilities) DONE</text:p>
        </text:list-item>
      </text:list>
      <text:p text:style-name="P8">Play Test</text:p>
      <text:list xml:id="list5950974645792795101" text:style-name="L82">
        <text:list-item>
          <text:p text:style-name="P97">Play the game and hunt/squash bugs</text:p>
        </text:list-item>
      </text:list>
      <text:p text:style-name="P8">Controls</text:p>
      <text:list xml:id="list7447526967378939993"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7239307747372338853"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7446948103646538359"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1601269652858433601"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790361569127897630"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2665492095456868160"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1203577311379830597"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5053581661574675932"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3827428178279881107"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8316663752644413906"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7683598108406055193"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6684065216271647340"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4545139301924591045"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4312558472764458240"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3454948862255493215"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2858830261623061588"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241780774307738123"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9100251447974007544"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427516881403760270"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3064826595299868471"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6150682782051664517"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374612479377056860"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7413980503568874127"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6592790810525635965"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4906925321170251857"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4712905246337349178"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3320570778315310781"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1644134199788176822"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8788693881072350367"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3240849021075032798"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7569716581851727013"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6626498537779269566"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6644472921445502809"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3745529277274360019"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1967866226617503737"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7681010995193003823"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1449031231293894284"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878109019461788161"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5696315944129846623"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8504260100716381628"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8511131684895146424"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6699961907555991369"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3492010231455781690"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4497783833697178922"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2264406265765067701"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1528759336639994671"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4684892217430222864"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7954967804792801002"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7236227997541406033"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1667820605568457455"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4160606056462178263"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6842880355279899037"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2173636013774741930"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8300851764176977882"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6280944565565090969"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8047012508859932673"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2829242262673493881"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5219155865291501179"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830727436203026510"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7282320611028832170"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4195763621678572881"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8346146179248126815"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1883966250354968964"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873066988501694395"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8488663873779284788"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734576988169283350"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1400410957300231996"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6378386052676828308"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6324099599761193431"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8344712124142783942"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1028146352777498262"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7038420432573537933"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5762438022824441378"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3065739635956351931"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8709631274511800106"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2297890437978626530"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2920006277976801786"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4584941960309884179"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1175944670752537643"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3019672483929795998"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1438233954900094969"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8865096448682697192"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5688582039414068093"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6910558614031957715"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3668803616461513018"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4149524211920249150"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3546914537736963714" text:style-name="L169">
        <text:list-item>
          <text:p text:style-name="P224">New Scripts</text:p>
          <text:list>
            <text:list-item>
              <text:p text:style-name="P231">Overlay Manager</text:p>
            </text:list-item>
            <text:list-item>
              <text:p text:style-name="P231">Cards</text:p>
              <text:list>
                <text:list-item>
                  <text:p text:style-name="P231">StateOverlayCard</text:p>
                </text:list-item>
                <text:list-item>
                  <text:p text:style-name="P231">ItemOverlayCard</text:p>
                </text:list-item>
                <text:list-item>
                  <text:p text:style-name="P231">AbilityOverlayCard</text:p>
                </text:list-item>
                <text:list-item>
                  <text:p text:style-name="P231">maybe need AfflicitonOverlayCard</text:p>
                </text:list-item>
              </text:list>
            </text:list-item>
          </text:list>
        </text:list-item>
      </text:list>
      <text:list xml:id="list9020404440561932067" text:style-name="L170">
        <text:list-item>
          <text:p text:style-name="P225">Animation / Effect DOD and cycle process</text:p>
          <text:list>
            <text:list-item>
              <text:p text:style-name="P232">Cards start at centre point position correctly DONE</text:p>
            </text:list-item>
            <text:list-item>
              <text:p text:style-name="P232">Card start scaled down at 0.005f DONE</text:p>
            </text:list-item>
            <text:list-item>
              <text:p text:style-name="P232">Cards Lerp scale to full size DONE</text:p>
            </text:list-item>
            <text:list-item>
              <text:p text:style-name="P232">Card shrinks back down DONE</text:p>
            </text:list-item>
            <text:list-item>
              <text:p text:style-name="P232">Card rotates towards end point DONE</text:p>
            </text:list-item>
            <text:list-item>
              <text:p text:style-name="P232">card moves towards its end position correctly DONE</text:p>
            </text:list-item>
            <text:list-item>
              <text:p text:style-name="P232">after shrinking, card turns into a little yellow light ball (particle effect) DONE</text:p>
            </text:list-item>
            <text:list-item>
              <text:p text:style-name="P232">on arrival at destination, card is destroyed (without errors) DONE</text:p>
            </text:list-item>
            <text:list-item>
              <text:p text:style-name="P232">on arrival, small loot style explosion occurs DONE</text:p>
            </text:list-item>
            <text:list-item>
              <text:p text:style-name="P232"/>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8360401869150881516" text:style-name="L171">
        <text:list-item>
          <text:list>
            <text:list-item>
              <text:p text:style-name="P250">stat value texts in character data change colour if positive/negative</text:p>
            </text:list-item>
          </text:list>
        </text:list-item>
      </text:list>
      <text:p text:style-name="P8"/>
      <text:list xml:id="list130843630881635386" text:style-name="L172">
        <text:list-item>
          <text:p text:style-name="P226">Views that still need fade in/out effect </text:p>
          <text:list>
            <text:list-item>
              <text:p text:style-name="P233">State on panel info card DONE</text:p>
            </text:list-item>
            <text:list-item>
              <text:p text:style-name="P233">consumable (on panel) DONE</text:p>
            </text:list-item>
            <text:list-item>
              <text:p text:style-name="P233">character data panel hover DONE</text:p>
            </text:list-item>
          </text:list>
        </text:list-item>
      </text:list>
      <text:p text:style-name="P8"/>
      <text:list xml:id="list3695705321373134676" text:style-name="L173">
        <text:list-item>
          <text:p text:style-name="P227">Character Data</text:p>
          <text:list>
            <text:list-item>
              <text:p text:style-name="P251">all mouse over panel elements highlight when moused over</text:p>
            </text:list-item>
            <text:list-item>
              <text:p text:style-name="P251">plus buttons for talents don't appear unless you have points to spend</text:p>
            </text:list-item>
            <text:list-item>
              <text:p text:style-name="P251">unlocking a talent creates a mini star explosion VFX</text:p>
            </text:list-item>
            <text:list-item>
              <text:p text:style-name="P251">while dragging an ability tome, the drop box has a highlight around it</text:p>
            </text:list-item>
            <text:list-item>
              <text:p text:style-name="P251">when the ability tome is dropped and learnt, a mini start VFX explosion occurs on the drop box</text:p>
            </text:list-item>
          </text:list>
        </text:list-item>
      </text:list>
      <text:p text:style-name="P8"/>
      <text:list xml:id="list3539770159608945560" text:style-name="L174">
        <text:list-item>
          <text:p text:style-name="P228">Character Roster</text:p>
          <text:list>
            <text:list-item>
              <text:p text:style-name="P252">character roster button highlights better when moused over DONE</text:p>
            </text:list-item>
          </text:list>
        </text:list-item>
      </text:list>
      <text:list xml:id="list300572788779341542" text:style-name="L175">
        <text:list-item>
          <text:p text:style-name="P253">Char Roster / Map Transition</text:p>
          <text:list>
            <text:list-item>
              <text:p text:style-name="P253">Char roster and world map transition from off screen north to centre screen when activated</text:p>
            </text:list-item>
          </text:list>
        </text:list-item>
      </text:list>
      <text:p text:style-name="P6">Sprint 111: Custom Character Builder System. UCM Overhaul. Items modify UCM Appearance. </text:p>
      <text:list xml:id="list2167871921289438525" text:style-name="L176">
        <text:list-item>
          <text:p text:style-name="P234">Decide on 3 races to start with</text:p>
        </text:list-item>
        <text:list-item>
          <text:p text:style-name="P234">experiment with different ways to handle the interaction between hair and helmet</text:p>
          <text:list>
            <text:list-item>
              <text:p text:style-name="P234"><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4">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6458661211901471975" text:style-name="L177">
        <text:list-item>
          <text:p text:style-name="P216">Player Prefs</text:p>
        </text:list-item>
      </text:list>
      <text:list xml:id="list5383508085567829579"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4076793200915394002" text:style-name="L179">
        <text:list-item>
          <text:p text:style-name="P218">Save Game /Load Game system</text:p>
        </text:list-item>
      </text:list>
      <text:list xml:id="list8400571395181958376"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8791808968100833453"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7387100449407120969"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858760706853021678"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4813991317479100059"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43216842" text:continue-list="list2167871921289438525" text:style-name="L176">
        <text:list-item>
          <text:p text:style-name="P234">Decide on 3 races to start with</text:p>
        </text:list-item>
        <text:list-item>
          <text:p text:style-name="P234">experiment with different ways to handle the interaction between hair and helmet</text:p>
          <text:list>
            <text:list-item>
              <text:p text:style-name="P234">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4">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8988287681709057273"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6508364336849378793"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2128317157302311956" text:style-name="L187">
        <text:list-item>
          <text:p text:style-name="P254">start by editing character model appearance</text:p>
        </text:list-item>
        <text:list-item>
          <text:p text:style-name="P254">create way to save entity in character maker</text:p>
        </text:list-item>
        <text:list-item>
          <text:p text:style-name="P254">create way to load entity in character maker</text:p>
        </text:list-item>
        <text:list-item>
          <text:p text:style-name="P254">create way to edit abilities, talents and weapons</text:p>
        </text:list-item>
      </text:list>
      <text:p text:style-name="P8"/>
      <text:p text:style-name="P8"/>
      <text:p text:style-name="P5">New Script Ideas</text:p>
      <text:p text:style-name="P6">CharacterPresetData</text:p>
      <text:list xml:id="list1728246452818053832" text:style-name="L188">
        <text:list-item>
          <text:list>
            <text:list-item>
              <text:p text:style-name="P255">holds all info about a characters appearance, abilities, talents, passives and items</text:p>
            </text:list-item>
            <text:list-item>
              <text:p text:style-name="P255">saving a character in the character creater screen creates one of these files</text:p>
            </text:list-item>
            <text:list-item>
              <text:p text:style-name="P255">in char select main screen, you can import one of these files</text:p>
            </text:list-item>
            <text:list-item>
              <text:p text:style-name="P255">char select main screen builds the premade origin characters out of these objects.</text:p>
              <text:list>
                <text:list-item>
                  <text:p text:style-name="P255">Also builds the custom characters</text:p>
                </text:list-item>
              </text:list>
            </text:list-item>
            <text:list-item>
              <text:p text:style-name="P255">this object type is saved in playerPrefs</text:p>
            </text:list-item>
          </text:list>
        </text:list-item>
      </text:list>
      <text:p text:style-name="P6">CharacterBuildPresetData</text:p>
      <text:list xml:id="list5028417419624340879" text:style-name="L189">
        <text:list-item>
          <text:p text:style-name="P256">holds data on abilities, and talents</text:p>
        </text:list-item>
        <text:list-item>
          <text:p text:style-name="P256">used to be auto build the combat aspect of characterPresetData objects</text:p>
          <text:list>
            <text:list-item>
              <text:p text:style-name="P256">auto builds, clothing/armor, weapons, abilities and talent point assignments</text:p>
            </text:list-item>
          </text:list>
        </text:list-item>
        <text:list-item>
          <text:p text:style-name="P256">should be an SO</text:p>
        </text:list-item>
        <text:list-item>
          <text:p text:style-name="P256"><text:soft-page-break/>doesnt have to be used</text:p>
        </text:list-item>
      </text:list>
      <text:p text:style-name="P6">CharacterPresetLibrary</text:p>
      <text:list xml:id="list4766054878148745205" text:style-name="L190">
        <text:list-item>
          <text:p text:style-name="P257">static singleton</text:p>
        </text:list-item>
        <text:list-item>
          <text:p text:style-name="P257">stored in playerPrefs</text:p>
        </text:list-item>
        <text:list-item>
          <text:p text:style-name="P257">holds all origin characters in a list</text:p>
        </text:list-item>
        <text:list-item>
          <text:p text:style-name="P257">holds all custom characters in a list (seperate from origin char list)</text:p>
        </text:list-item>
      </text:list>
      <text:p text:style-name="P6">CharacterPresetTemplate</text:p>
      <text:list xml:id="list7661597543182361948" text:style-name="L191">
        <text:list-item>
          <text:p text:style-name="P235">the main object of the character builder screen</text:p>
        </text:list-item>
        <text:list-item>
          <text:p text:style-name="P235">has references to the UCM being edited</text:p>
        </text:list-item>
      </text:list>
      <text:p text:style-name="P6">CharacterPresetController</text:p>
      <text:p text:style-name="P8"/>
      <text:p text:style-name="P5">UCM Updates</text:p>
      <text:list xml:id="list2904051208307578221" text:style-name="L192">
        <text:list-item>
          <text:p text:style-name="P236">New Parents and view lists</text:p>
        </text:list-item>
      </text:list>
      <text:p text:style-name="P6">Base Bodies</text:p>
      <text:list xml:id="list43237863" text:continue-numbering="true" text:style-name="L192">
        <text:list-item>
          <text:list>
            <text:list-item>
              <text:p text:style-name="P229">Head</text:p>
              <text:list>
                <text:list-item>
                  <text:p text:style-name="P236">Human Heads</text:p>
                  <text:list>
                    <text:list-item>
                      <text:p text:style-name="P236">Human Head 1, Human Head 2, etc</text:p>
                    </text:list-item>
                  </text:list>
                </text:list-item>
              </text:list>
            </text:list-item>
          </text:list>
        </text:list-item>
      </text:list>
      <text:list xml:id="list7879173946058401520" text:style-name="L193">
        <text:list-item>
          <text:p text:style-name="P237">Undead Heads</text:p>
          <text:list>
            <text:list-item>
              <text:p text:style-name="P237">Undead Head 1, etc</text:p>
            </text:list-item>
          </text:list>
        </text:list-item>
      </text:list>
      <text:list xml:id="list4582673255204577459" text:style-name="L194">
        <text:list-item>
          <text:p text:style-name="P238">Orc Heads</text:p>
          <text:list>
            <text:list-item>
              <text:p text:style-name="P238">Orc Head 1, etc</text:p>
            </text:list-item>
          </text:list>
        </text:list-item>
      </text:list>
      <text:list xml:id="list3638601076947066816" text:style-name="L195">
        <text:list-item>
          <text:p text:style-name="P239">Repeated for</text:p>
          <text:list>
            <text:list-item>
              <text:p text:style-name="P239">Chest, Legs, Right arm, right hand, left arm, left hand</text:p>
            </text:list-item>
          </text:list>
        </text:list-item>
      </text:list>
      <text:list xml:id="list3216388763104042857" text:style-name="L196">
        <text:list-item>
          <text:p text:style-name="P240">Faces</text:p>
          <text:list>
            <text:list-item>
              <text:p text:style-name="P240">Gets it own category, ALL faces go here, for every race (just for fun, so humans can have undead <text:s/>or orc faces )</text:p>
            </text:list-item>
          </text:list>
        </text:list-item>
      </text:list>
      <text:p text:style-name="P6">Armor/ Weapons / Things layered over</text:p>
      <text:list xml:id="list5005812898381842669" text:style-name="L197">
        <text:list-item>
          <text:p text:style-name="P241">Head wear</text:p>
        </text:list-item>
        <text:list-item>
          <text:p text:style-name="P241"><text:soft-page-break/>Chest Clothing</text:p>
        </text:list-item>
        <text:list-item>
          <text:p text:style-name="P241">Leg Clothing</text:p>
        </text:list-item>
        <text:list-item>
          <text:p text:style-name="P241">Arm Clothing (left + right)</text:p>
        </text:list-item>
        <text:list-item>
          <text:p text:style-name="P241">Hand Clothing (left + right)</text:p>
        </text:list-item>
        <text:list-item>
          <text:p text:style-name="P241">Right Hand weapon</text:p>
        </text:list-item>
        <text:list-item>
          <text:p text:style-name="P241">Left Hand Weapon</text:p>
        </text:list-item>
      </text:list>
      <text:p text:style-name="P9">NOTE: remember to add a NONE option for each slot (a game object with an invisible sprite)</text:p>
      <text:p text:style-name="P5">Character Maker Page View Elements</text:p>
      <text:list xml:id="list940295980117151897" text:style-name="L198">
        <text:list-item>
          <text:p text:style-name="P258">UCM</text:p>
        </text:list-item>
        <text:list-item>
          <text:p text:style-name="P258">Appearance tab(s)</text:p>
        </text:list-item>
        <text:list-item>
          <text:p text:style-name="P258">Talent Pages</text:p>
        </text:list-item>
        <text:list-item>
          <text:p text:style-name="P258">Talent Point allocation window</text:p>
        </text:list-item>
      </text:list>
      <text:p text:style-name="P8"/>
      <text:p text:style-name="P5">Character Preset Data Object</text:p>
      <text:list xml:id="list4899909883611951147" text:style-name="L199">
        <text:list-item>
          <text:p text:style-name="P242">Object that holds all the data about a preset character</text:p>
          <text:list>
            <text:list-item>
              <text:p text:style-name="P242">can be a premade origin character, or a custom made character</text:p>
            </text:list-item>
          </text:list>
        </text:list-item>
      </text:list>
      <text:list xml:id="list940225409014562004" text:style-name="L200">
        <text:list-item>
          <text:p text:style-name="P243">From character preset object , we need to be able to</text:p>
          <text:list>
            <text:list-item>
              <text:p text:style-name="P243">build a menu character</text:p>
            </text:list-item>
            <text:list-item>
              <text:p text:style-name="P243">build a character data object in game</text:p>
            </text:list-item>
            <text:list-item>
              <text:p text:style-name="P243">build a character in the char creation screen (so players can edit their custom chars)</text:p>
            </text:list-item>
            <text:list-item>
              <text:p text:style-name="P243">build a UCM</text:p>
            </text:list-item>
          </text:list>
        </text:list-item>
      </text:list>
      <text:list xml:id="list5115856360609947483" text:style-name="L201">
        <text:list-item>
          <text:p text:style-name="P244">character creation page must be able to save the settings into a characterPresetData object</text:p>
        </text:list-item>
      </text:list>
      <text:p text:style-name="P9"/>
      <text:p text:style-name="P6">Data needed for loading/saving</text:p>
      <text:list xml:id="list5015151176961095226" text:style-name="L202">
        <text:list-item>
          <text:p text:style-name="P245">UCM</text:p>
          <text:list>
            <text:list-item>
              <text:p text:style-name="P245">All body parts and clothing parts</text:p>
            </text:list-item>
          </text:list>
        </text:list-item>
      </text:list>
      <text:list xml:id="list3334972915858427399" text:style-name="L203">
        <text:list-item>
          <text:p text:style-name="P246">Race (orc, human, etc)</text:p>
          <text:list>
            <text:list-item>
              <text:p text:style-name="P246">racial abilities/passives/traits</text:p>
            </text:list-item>
          </text:list>
        </text:list-item>
      </text:list>
      <text:list xml:id="list8170627903969730282" text:style-name="L204">
        <text:list-item>
          <text:p text:style-name="P247"><text:soft-page-break/>Combat related</text:p>
        </text:list-item>
      </text:list>
      <text:list xml:id="list43227789" text:continue-list="list3334972915858427399" text:style-name="L203">
        <text:list-item>
          <text:list>
            <text:list-item>
              <text:p text:style-name="P246">Abilities (as abilityDataSO's)</text:p>
            </text:list-item>
            <text:list-item>
              <text:p text:style-name="P246">passives (as passiveDataSO's)</text:p>
            </text:list-item>
            <text:list-item>
              <text:p text:style-name="P246">weapons</text:p>
            </text:list-item>
            <text:list-item>
              <text:p text:style-name="P246">talent points (guardian, pyro, etc)</text:p>
            </text:list-item>
          </text:list>
        </text:list-item>
        <text:list-item>
          <text:p text:style-name="P246">General</text:p>
          <text:list>
            <text:list-item>
              <text:p text:style-name="P246">Name</text:p>
            </text:list-item>
            <text:list-item>
              <text:p text:style-name="P246">descriptions</text:p>
            </text:list-item>
            <text:list-item>
              <text:p text:style-name="P246">backgrounds</text:p>
            </text:list-item>
            <text:list-item>
              <text:p text:style-name="P246">racial background</text:p>
            </text:list-item>
          </text:list>
        </text:list-item>
      </text:list>
      <text:p text:style-name="P9"/>
      <text:list xml:id="list998433194404617372" text:style-name="L210">
        <text:list-item>
          <text:p text:style-name="P248">Data needed for menu characters</text:p>
          <text:list>
            <text:list-item>
              <text:p text:style-name="P248">Name</text:p>
            </text:list-item>
            <text:list-item>
              <text:p text:style-name="P248">Description</text:p>
            </text:list-item>
            <text:list-item>
              <text:p text:style-name="P248">Backgrounds</text:p>
            </text:list-item>
            <text:list-item>
              <text:p text:style-name="P248">Abilities</text:p>
            </text:list-item>
            <text:list-item>
              <text:p text:style-name="P248">Talents</text:p>
            </text:list-item>
          </text:list>
        </text:list-item>
      </text:list>
      <text:p text:style-name="P8"/>
      <text:p text:style-name="P6">Sprint 111 TO DO 11/6/2020 UPDATE</text:p>
      <text:list xml:id="list6657933388899113493" text:style-name="L205">
        <text:list-item>
          <text:p text:style-name="P259">create load player made preset feature in team building screen DONE</text:p>
        </text:list-item>
        <text:list-item>
          <text:p text:style-name="P259">create load player made preset feature in char creation screen (so player can edit their character presets) DONE</text:p>
        </text:list-item>
        <text:list-item>
          <text:p text:style-name="P259">update menu character UI to show new data elements (background, race, etc) DONE</text:p>
        </text:list-item>
        <text:list-item>
          <text:p text:style-name="P259">implement player prefs system for saving player made presets</text:p>
        </text:list-item>
        <text:list-item>
          <text:p text:style-name="P259">implement logic for building CharacterData in game from character preset data (so player can actually play the game with their custom characters + origin characters) DONE</text:p>
        </text:list-item>
        <text:list-item>
          <text:p text:style-name="P259">Replace weaponSetDataSO with just normal weapons, MH and OH weapon are selected individually</text:p>
          <text:list>
            <text:list-item>
              <text:p text:style-name="P259">update GUI in charMaker screen for this (means we have more dynamic item pairings, more scale-able)</text:p>
            </text:list-item>
          </text:list>
        </text:list-item>
      </text:list>
      <text:list xml:id="list2389399991780855807" text:style-name="L206">
        <text:list-item>
          <text:p text:style-name="P260"><text:soft-page-break/>Implement player can choose abilities and passives outside of presets</text:p>
        </text:list-item>
      </text:list>
      <text:list xml:id="list7110009723186594322" text:style-name="L207">
        <text:list-item>
          <text:p text:style-name="P261">Design + implement at least 8 origin characters</text:p>
          <text:list>
            <text:list-item>
              <text:p text:style-name="P261">carefully pick ability/passive/talent set ups</text:p>
            </text:list-item>
          </text:list>
        </text:list-item>
      </text:list>
      <text:list xml:id="list1297104156454347968" text:style-name="L209">
        <text:list-item>
          <text:p text:style-name="P262">Design + Implement at least 8 combat presets</text:p>
          <text:list>
            <text:list-item>
              <text:p text:style-name="P262">implement item suit views for each preset</text:p>
            </text:list-item>
          </text:list>
        </text:list-item>
      </text:list>
      <text:list xml:id="list43231277" text:continue-list="list7110009723186594322" text:style-name="L207">
        <text:list-item>
          <text:p text:style-name="P261">Design Implement goblin race with good selection of body parts</text:p>
        </text:list-item>
        <text:list-item>
          <text:p text:style-name="P261">Implement 1 or 2 extra races</text:p>
          <text:list>
            <text:list-item>
              <text:p text:style-name="P261">gnoll, satyr, demon spawn, dragonking, lizard, etc</text:p>
            </text:list-item>
          </text:list>
        </text:list-item>
      </text:list>
      <text:p text:style-name="P8"/>
      <text:p text:style-name="P8"/>
      <text:list xml:id="list43215706" text:continue-list="list6657933388899113493" text:style-name="L205">
        <text:list-item>
          <text:p text:style-name="P259">how to delete player made presets?</text:p>
        </text:list-item>
        <text:list-item>
          <text:p text:style-name="P259">How to fix masking issues? FIXED</text:p>
          <text:list>
            <text:list-item>
              <text:p text:style-name="P259">Old masks on activation window/char roster no longer work</text:p>
            </text:list-item>
            <text:list-item>
              <text:p text:style-name="P259">sorting layer on heads/faces is above default. This means they will always render over the UI, no matter what there order in layer value is</text:p>
            </text:list-item>
          </text:list>
        </text:list-item>
      </text:list>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4T23:00:50.84</dc:date>
    <dc:creator>Black Will</dc:creator>
    <meta:editing-duration>P3DT14H53M41S</meta:editing-duration>
    <meta:editing-cycles>48</meta:editing-cycles>
    <meta:generator>OpenOffice/4.1.6$Win32 OpenOffice.org_project/416m1$Build-9790</meta:generator>
    <meta:document-statistic meta:table-count="0" meta:image-count="0" meta:object-count="0" meta:page-count="105" meta:paragraph-count="2644" meta:word-count="19800" meta:character-count="112232"/>
  </office:meta>
</office:document-meta>
</file>